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51cm" svg:stroke-color="#729fcf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ff8000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254cm" svg:x="1.50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254cm" svg:height="0.254cm" svg:x="2.14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254cm" svg:height="0.254cm" svg:x="1.50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254cm" svg:height="0.254cm" svg:x="2.14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254cm" svg:height="0.254cm" svg:x="1.50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254cm" svg:height="0.254cm" svg:x="2.1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254cm" svg:height="0.254cm" svg:x="1.50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254cm" svg:height="0.254cm" svg:x="2.14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254cm" svg:height="0.254cm" svg:x="1.50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4cm" svg:height="0.254cm" svg:x="2.14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.50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54cm" svg:height="0.254cm" svg:x="2.14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254cm" svg:height="0.254cm" svg:x="2.77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254cm" svg:height="0.254cm" svg:x="3.41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254cm" svg:height="0.254cm" svg:x="2.77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254cm" svg:height="0.254cm" svg:x="3.41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254cm" svg:height="0.254cm" svg:x="2.77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254cm" svg:height="0.254cm" svg:x="3.41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254cm" svg:height="0.254cm" svg:x="2.77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254cm" svg:height="0.254cm" svg:x="3.41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254cm" svg:height="0.254cm" svg:x="2.77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4cm" svg:height="0.254cm" svg:x="3.41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4cm" svg:height="0.254cm" svg:x="2.77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0.254cm" svg:height="0.254cm" svg:x="3.41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254cm" svg:height="0.254cm" svg:x="4.04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254cm" svg:height="0.254cm" svg:x="4.68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254cm" svg:height="0.254cm" svg:x="4.04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254cm" svg:height="0.254cm" svg:x="4.68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254cm" svg:height="0.254cm" svg:x="4.04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254cm" svg:height="0.254cm" svg:x="4.68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254cm" svg:height="0.254cm" svg:x="4.04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4cm" svg:height="0.254cm" svg:x="4.68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4cm" svg:height="0.254cm" svg:x="4.04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254cm" svg:height="0.254cm" svg:x="4.68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254cm" svg:height="0.254cm" svg:x="4.04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0.254cm" svg:height="0.254cm" svg:x="4.68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254cm" svg:height="0.254cm" svg:x="5.31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0.254cm" svg:height="0.254cm" svg:x="5.95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254cm" svg:height="0.254cm" svg:x="5.31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254cm" svg:height="0.254cm" svg:x="5.95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254cm" svg:height="0.254cm" svg:x="5.31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4cm" svg:height="0.254cm" svg:x="5.95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4cm" svg:height="0.254cm" svg:x="5.31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0.254cm" svg:height="0.254cm" svg:x="5.95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0.254cm" svg:height="0.254cm" svg:x="5.31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254cm" svg:height="0.254cm" svg:x="5.95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8" draw:id="id48" draw:layer="layout" svg:width="0.254cm" svg:height="0.254cm" svg:x="5.31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254cm" svg:height="0.254cm" svg:x="5.95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0.254cm" svg:height="0.254cm" svg:x="6.58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254cm" svg:height="0.254cm" svg:x="7.22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254cm" svg:height="0.254cm" svg:x="6.58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0.254cm" svg:height="0.254cm" svg:x="7.22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0.254cm" svg:height="0.254cm" svg:x="6.58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254cm" svg:height="0.254cm" svg:x="7.22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0.254cm" svg:height="0.254cm" svg:x="6.58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254cm" svg:height="0.254cm" svg:x="7.22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254cm" svg:height="0.254cm" svg:x="6.58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254cm" svg:height="0.254cm" svg:x="7.22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3" draw:id="id53" draw:layer="layout" svg:width="0.254cm" svg:height="0.254cm" svg:x="6.58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254cm" svg:height="0.254cm" svg:x="7.22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0.254cm" svg:height="0.254cm" svg:x="7.85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1" draw:id="id151" draw:layer="layout" svg:width="0.254cm" svg:height="0.254cm" svg:x="8.49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1" draw:id="id71" draw:layer="layout" svg:width="0.254cm" svg:height="0.254cm" svg:x="7.85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7" draw:id="id67" draw:layer="layout" svg:width="0.254cm" svg:height="0.254cm" svg:x="8.49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254cm" svg:height="0.254cm" svg:x="7.85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3" draw:id="id73" draw:layer="layout" svg:width="0.254cm" svg:height="0.254cm" svg:x="8.49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2" draw:id="id72" draw:layer="layout" svg:width="0.254cm" svg:height="0.254cm" svg:x="7.85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254cm" svg:height="0.254cm" svg:x="8.49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0.254cm" svg:height="0.254cm" svg:x="7.85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0.254cm" svg:height="0.254cm" svg:x="8.49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0.254cm" svg:height="0.254cm" svg:x="7.85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0.254cm" svg:height="0.254cm" svg:x="8.49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2" draw:id="id152" draw:layer="layout" svg:width="0.254cm" svg:height="0.254cm" svg:x="9.12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0" draw:id="id150" draw:layer="layout" svg:width="0.254cm" svg:height="0.254cm" svg:x="9.76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0.254cm" svg:height="0.254cm" svg:x="9.12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5" draw:id="id75" draw:layer="layout" svg:width="0.254cm" svg:height="0.254cm" svg:x="9.76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4" draw:id="id74" draw:layer="layout" svg:width="0.254cm" svg:height="0.254cm" svg:x="9.12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8" draw:id="id78" draw:layer="layout" svg:width="0.254cm" svg:height="0.254cm" svg:x="9.76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7" draw:id="id77" draw:layer="layout" svg:width="0.254cm" svg:height="0.254cm" svg:x="9.12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2" draw:id="id82" draw:layer="layout" svg:width="0.254cm" svg:height="0.254cm" svg:x="9.76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0.254cm" svg:height="0.254cm" svg:x="9.12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254cm" svg:height="0.254cm" svg:x="9.76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2" draw:id="id62" draw:layer="layout" svg:width="0.254cm" svg:height="0.254cm" svg:x="9.12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2" draw:id="id92" draw:layer="layout" svg:width="0.254cm" svg:height="0.254cm" svg:x="9.76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9" draw:id="id149" draw:layer="layout" svg:width="0.254cm" svg:height="0.254cm" svg:x="10.39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7" draw:id="id147" draw:layer="layout" svg:width="0.254cm" svg:height="0.254cm" svg:x="11.03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6" draw:id="id76" draw:layer="layout" svg:width="0.254cm" svg:height="0.254cm" svg:x="10.39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0" draw:id="id80" draw:layer="layout" svg:width="0.254cm" svg:height="0.254cm" svg:x="11.03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9" draw:id="id79" draw:layer="layout" svg:width="0.254cm" svg:height="0.254cm" svg:x="10.39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4" draw:id="id84" draw:layer="layout" svg:width="0.254cm" svg:height="0.254cm" svg:x="11.03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3" draw:id="id83" draw:layer="layout" svg:width="0.254cm" svg:height="0.254cm" svg:x="10.39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8" draw:id="id88" draw:layer="layout" svg:width="0.254cm" svg:height="0.254cm" svg:x="11.03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7" draw:id="id87" draw:layer="layout" svg:width="0.254cm" svg:height="0.254cm" svg:x="10.39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4" draw:id="id94" draw:layer="layout" svg:width="0.254cm" svg:height="0.254cm" svg:x="11.03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3" draw:id="id93" draw:layer="layout" svg:width="0.254cm" svg:height="0.254cm" svg:x="10.39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7" draw:id="id97" draw:layer="layout" svg:width="0.254cm" svg:height="0.254cm" svg:x="11.03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8" draw:id="id148" draw:layer="layout" svg:width="0.254cm" svg:height="0.254cm" svg:x="11.66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6" draw:id="id146" draw:layer="layout" svg:width="0.254cm" svg:height="0.254cm" svg:x="12.30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1" draw:id="id81" draw:layer="layout" svg:width="0.254cm" svg:height="0.254cm" svg:x="11.66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6" draw:id="id86" draw:layer="layout" svg:width="0.254cm" svg:height="0.254cm" svg:x="12.30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5" draw:id="id85" draw:layer="layout" svg:width="0.254cm" svg:height="0.254cm" svg:x="11.66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0" draw:id="id90" draw:layer="layout" svg:width="0.254cm" svg:height="0.254cm" svg:x="12.30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9" draw:id="id89" draw:layer="layout" svg:width="0.254cm" svg:height="0.254cm" svg:x="11.66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6" draw:id="id96" draw:layer="layout" svg:width="0.254cm" svg:height="0.254cm" svg:x="12.30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5" draw:id="id95" draw:layer="layout" svg:width="0.254cm" svg:height="0.254cm" svg:x="11.66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9" draw:id="id99" draw:layer="layout" svg:width="0.254cm" svg:height="0.254cm" svg:x="12.30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8" draw:id="id98" draw:layer="layout" svg:width="0.254cm" svg:height="0.254cm" svg:x="11.66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1" draw:id="id101" draw:layer="layout" svg:width="0.254cm" svg:height="0.254cm" svg:x="12.30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5" draw:id="id145" draw:layer="layout" svg:width="0.254cm" svg:height="0.254cm" svg:x="12.93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4" draw:id="id144" draw:layer="layout" svg:width="0.254cm" svg:height="0.254cm" svg:x="13.57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3" draw:id="id143" draw:layer="layout" svg:width="0.254cm" svg:height="0.254cm" svg:x="12.93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0" draw:id="id130" draw:layer="layout" svg:width="0.254cm" svg:height="0.254cm" svg:x="13.57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1" draw:id="id91" draw:layer="layout" svg:width="0.254cm" svg:height="0.254cm" svg:x="12.93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8" draw:id="id128" draw:layer="layout" svg:width="0.254cm" svg:height="0.254cm" svg:x="13.57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7" draw:id="id127" draw:layer="layout" svg:width="0.254cm" svg:height="0.254cm" svg:x="12.93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3" draw:id="id123" draw:layer="layout" svg:width="0.254cm" svg:height="0.254cm" svg:x="13.57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0" draw:id="id100" draw:layer="layout" svg:width="0.254cm" svg:height="0.254cm" svg:x="12.93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3" draw:id="id103" draw:layer="layout" svg:width="0.254cm" svg:height="0.254cm" svg:x="13.57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2" draw:id="id102" draw:layer="layout" svg:width="0.254cm" svg:height="0.254cm" svg:x="12.93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4" draw:id="id104" draw:layer="layout" svg:width="0.254cm" svg:height="0.254cm" svg:x="13.57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4.20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1" draw:id="id141" draw:layer="layout" svg:width="0.254cm" svg:height="0.254cm" svg:x="14.84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2" draw:id="id142" draw:layer="layout" svg:width="0.254cm" svg:height="0.254cm" svg:x="14.20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1" draw:id="id131" draw:layer="layout" svg:width="0.254cm" svg:height="0.254cm" svg:x="14.84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9" draw:id="id129" draw:layer="layout" svg:width="0.254cm" svg:height="0.254cm" svg:x="14.20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5" draw:id="id125" draw:layer="layout" svg:width="0.254cm" svg:height="0.254cm" svg:x="14.8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4" draw:id="id124" draw:layer="layout" svg:width="0.254cm" svg:height="0.254cm" svg:x="14.20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0" draw:id="id120" draw:layer="layout" svg:width="0.254cm" svg:height="0.254cm" svg:x="14.84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9" draw:id="id119" draw:layer="layout" svg:width="0.254cm" svg:height="0.254cm" svg:x="14.20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6" draw:id="id106" draw:layer="layout" svg:width="0.254cm" svg:height="0.254cm" svg:x="14.84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5" draw:id="id105" draw:layer="layout" svg:width="0.254cm" svg:height="0.254cm" svg:x="14.20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1" draw:id="id111" draw:layer="layout" svg:width="0.254cm" svg:height="0.254cm" svg:x="14.84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0" draw:id="id140" draw:layer="layout" svg:width="0.254cm" svg:height="0.254cm" svg:x="15.47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3" draw:id="id133" draw:layer="layout" svg:width="0.254cm" svg:height="0.254cm" svg:x="16.11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2" draw:id="id132" draw:layer="layout" svg:width="0.254cm" svg:height="0.254cm" svg:x="15.47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5" draw:id="id135" draw:layer="layout" svg:width="0.254cm" svg:height="0.254cm" svg:x="16.11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6" draw:id="id126" draw:layer="layout" svg:width="0.254cm" svg:height="0.254cm" svg:x="15.47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2" draw:id="id122" draw:layer="layout" svg:width="0.254cm" svg:height="0.254cm" svg:x="16.11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1" draw:id="id121" draw:layer="layout" svg:width="0.254cm" svg:height="0.254cm" svg:x="15.47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8" draw:id="id108" draw:layer="layout" svg:width="0.254cm" svg:height="0.254cm" svg:x="16.11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7" draw:id="id107" draw:layer="layout" svg:width="0.254cm" svg:height="0.254cm" svg:x="15.47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3" draw:id="id113" draw:layer="layout" svg:width="0.254cm" svg:height="0.254cm" svg:x="16.11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2" draw:id="id112" draw:layer="layout" svg:width="0.254cm" svg:height="0.254cm" svg:x="15.47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6" draw:id="id116" draw:layer="layout" svg:width="0.254cm" svg:height="0.254cm" svg:x="16.11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4" draw:id="id134" draw:layer="layout" svg:width="0.254cm" svg:height="0.254cm" svg:x="16.74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9" draw:id="id139" draw:layer="layout" svg:width="0.254cm" svg:height="0.254cm" svg:x="17.38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7" draw:id="id137" draw:layer="layout" svg:width="0.254cm" svg:height="0.254cm" svg:x="16.74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8" draw:id="id138" draw:layer="layout" svg:width="0.254cm" svg:height="0.254cm" svg:x="17.38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6" draw:id="id136" draw:layer="layout" svg:width="0.254cm" svg:height="0.254cm" svg:x="16.74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0" draw:id="id110" draw:layer="layout" svg:width="0.254cm" svg:height="0.254cm" svg:x="17.38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9" draw:id="id109" draw:layer="layout" svg:width="0.254cm" svg:height="0.254cm" svg:x="16.74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5" draw:id="id115" draw:layer="layout" svg:width="0.254cm" svg:height="0.254cm" svg:x="17.38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4" draw:id="id114" draw:layer="layout" svg:width="0.254cm" svg:height="0.254cm" svg:x="16.74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8" draw:id="id118" draw:layer="layout" svg:width="0.254cm" svg:height="0.254cm" svg:x="17.38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7" draw:id="id117" draw:layer="layout" svg:width="0.254cm" svg:height="0.254cm" svg:x="16.74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7.38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36cm" svg:y1="8.53cm" svg:x2="2.815cm" svg:y2="8.075cm" draw:start-shape="id1" draw:start-glue-point="11" draw:end-shape="id2" draw:end-glue-point="7" svg:d="M2360 8530l455-455" svg:viewBox="0 0 456 456">
          <text:p/>
        </draw:connector>
        <draw:connector draw:style-name="gr2" draw:text-style-name="P2" draw:layer="layout" draw:type="line" svg:x1="2.995cm" svg:y1="7.895cm" svg:x2="3.45cm" svg:y2="7.44cm" draw:start-shape="id2" draw:start-glue-point="11" draw:end-shape="id3" draw:end-glue-point="7" svg:d="M2995 7895l455-455" svg:viewBox="0 0 456 456">
          <text:p/>
        </draw:connector>
        <draw:connector draw:style-name="gr2" draw:text-style-name="P2" draw:layer="layout" draw:type="line" svg:x1="3.63cm" svg:y1="7.26cm" svg:x2="4.085cm" svg:y2="6.805cm" draw:start-shape="id3" draw:start-glue-point="11" draw:end-shape="id4" draw:end-glue-point="7" svg:d="M3630 7260l455-455" svg:viewBox="0 0 456 456">
          <text:p/>
        </draw:connector>
        <draw:connector draw:style-name="gr2" draw:text-style-name="P2" draw:layer="layout" draw:type="line" svg:x1="4.265cm" svg:y1="6.625cm" svg:x2="4.72cm" svg:y2="6.17cm" draw:start-shape="id4" draw:start-glue-point="11" draw:end-shape="id5" draw:end-glue-point="7" svg:d="M4265 6625l455-455" svg:viewBox="0 0 456 456">
          <text:p/>
        </draw:connector>
        <draw:connector draw:style-name="gr2" draw:text-style-name="P2" draw:layer="layout" draw:type="line" svg:x1="4.9cm" svg:y1="5.99cm" svg:x2="5.355cm" svg:y2="5.535cm" draw:start-shape="id5" draw:start-glue-point="11" draw:end-shape="id6" draw:end-glue-point="7" svg:d="M4900 5990l455-455" svg:viewBox="0 0 456 456">
          <text:p/>
        </draw:connector>
        <draw:connector draw:style-name="gr2" draw:text-style-name="P2" draw:layer="layout" draw:type="line" svg:x1="5.535cm" svg:y1="5.355cm" svg:x2="5.99cm" svg:y2="4.9cm" draw:start-shape="id6" draw:start-glue-point="11" draw:end-shape="id7" draw:end-glue-point="7" svg:d="M5535 5355l455-455" svg:viewBox="0 0 456 456">
          <text:p/>
        </draw:connector>
        <draw:connector draw:style-name="gr2" draw:text-style-name="P2" draw:layer="layout" draw:type="line" svg:x1="2.36cm" svg:y1="7.26cm" svg:x2="2.815cm" svg:y2="6.805cm" draw:start-shape="id8" draw:start-glue-point="11" draw:end-shape="id9" draw:end-glue-point="7" svg:d="M2360 7260l455-455" svg:viewBox="0 0 456 456">
          <text:p/>
        </draw:connector>
        <draw:connector draw:style-name="gr2" draw:text-style-name="P2" draw:layer="layout" draw:type="line" svg:x1="2.995cm" svg:y1="6.625cm" svg:x2="3.45cm" svg:y2="6.17cm" draw:start-shape="id9" draw:start-glue-point="11" draw:end-shape="id10" draw:end-glue-point="7" svg:d="M2995 6625l455-455" svg:viewBox="0 0 456 456">
          <text:p/>
        </draw:connector>
        <draw:connector draw:style-name="gr2" draw:text-style-name="P2" draw:layer="layout" draw:type="line" svg:x1="3.63cm" svg:y1="5.99cm" svg:x2="4.085cm" svg:y2="5.535cm" draw:start-shape="id10" draw:start-glue-point="11" draw:end-shape="id11" draw:end-glue-point="7" svg:d="M3630 5990l455-455" svg:viewBox="0 0 456 456">
          <text:p/>
        </draw:connector>
        <draw:connector draw:style-name="gr2" draw:text-style-name="P2" draw:layer="layout" draw:type="line" svg:x1="4.265cm" svg:y1="5.355cm" svg:x2="4.72cm" svg:y2="4.9cm" draw:start-shape="id11" draw:start-glue-point="11" draw:end-shape="id12" draw:end-glue-point="7" svg:d="M4265 5355l455-455" svg:viewBox="0 0 456 456">
          <text:p/>
        </draw:connector>
        <draw:connector draw:style-name="gr2" draw:text-style-name="P2" draw:layer="layout" draw:type="line" svg:x1="1.725cm" svg:y1="6.625cm" svg:x2="2.18cm" svg:y2="6.17cm" draw:start-shape="id13" draw:start-glue-point="11" draw:end-shape="id14" draw:end-glue-point="7" svg:d="M1725 6625l455-455" svg:viewBox="0 0 456 456">
          <text:p/>
        </draw:connector>
        <draw:connector draw:style-name="gr2" draw:text-style-name="P2" draw:layer="layout" draw:type="line" svg:x1="2.36cm" svg:y1="5.99cm" svg:x2="2.815cm" svg:y2="5.535cm" draw:start-shape="id14" draw:start-glue-point="11" draw:end-shape="id15" draw:end-glue-point="7" svg:d="M2360 5990l455-455" svg:viewBox="0 0 456 456">
          <text:p/>
        </draw:connector>
        <draw:connector draw:style-name="gr2" draw:text-style-name="P2" draw:layer="layout" draw:type="line" svg:x1="2.995cm" svg:y1="5.355cm" svg:x2="3.45cm" svg:y2="4.9cm" draw:start-shape="id15" draw:start-glue-point="11" draw:end-shape="id16" draw:end-glue-point="7" svg:d="M2995 5355l455-455" svg:viewBox="0 0 456 456">
          <text:p/>
        </draw:connector>
        <draw:connector draw:style-name="gr2" draw:text-style-name="P2" draw:layer="layout" draw:type="line" svg:x1="1.725cm" svg:y1="5.355cm" svg:x2="2.18cm" svg:y2="4.9cm" draw:start-shape="id17" draw:start-glue-point="11" draw:end-shape="id18" draw:end-glue-point="7" svg:d="M1725 5355l455-455" svg:viewBox="0 0 456 456">
          <text:p/>
        </draw:connector>
        <draw:connector draw:style-name="gr2" draw:text-style-name="P2" draw:layer="layout" draw:type="line" svg:x1="1.725cm" svg:y1="4.085cm" svg:x2="2.18cm" svg:y2="3.63cm" draw:start-shape="id19" draw:start-glue-point="11" draw:end-shape="id20" draw:end-glue-point="7" svg:d="M1725 4085l455-455" svg:viewBox="0 0 456 456">
          <text:p/>
        </draw:connector>
        <draw:connector draw:style-name="gr2" draw:text-style-name="P2" draw:layer="layout" draw:type="line" svg:x1="2.36cm" svg:y1="4.72cm" svg:x2="2.815cm" svg:y2="4.265cm" draw:start-shape="id18" draw:start-glue-point="11" draw:end-shape="id21" draw:end-glue-point="7" svg:d="M2360 4720l455-455" svg:viewBox="0 0 456 456">
          <text:p/>
        </draw:connector>
        <draw:connector draw:style-name="gr2" draw:text-style-name="P2" draw:layer="layout" draw:type="line" svg:x1="2.995cm" svg:y1="4.085cm" svg:x2="3.45cm" svg:y2="3.63cm" draw:start-shape="id21" draw:start-glue-point="11" draw:end-shape="id22" draw:end-glue-point="7" svg:d="M2995 4085l455-455" svg:viewBox="0 0 456 456">
          <text:p/>
        </draw:connector>
        <draw:connector draw:style-name="gr2" draw:text-style-name="P2" draw:layer="layout" draw:type="line" svg:x1="3.63cm" svg:y1="4.72cm" svg:x2="4.085cm" svg:y2="4.265cm" draw:start-shape="id16" draw:start-glue-point="11" draw:end-shape="id23" draw:end-glue-point="7" svg:d="M3630 4720l455-455" svg:viewBox="0 0 456 456">
          <text:p/>
        </draw:connector>
        <draw:connector draw:style-name="gr2" draw:text-style-name="P2" draw:layer="layout" draw:type="line" svg:x1="4.9cm" svg:y1="4.72cm" svg:x2="5.355cm" svg:y2="4.265cm" draw:start-shape="id12" draw:start-glue-point="11" draw:end-shape="id24" draw:end-glue-point="7" svg:d="M4900 4720l455-455" svg:viewBox="0 0 456 456">
          <text:p/>
        </draw:connector>
        <draw:connector draw:style-name="gr2" draw:text-style-name="P2" draw:layer="layout" draw:type="line" svg:x1="4.265cm" svg:y1="4.085cm" svg:x2="4.72cm" svg:y2="3.63cm" draw:start-shape="id23" draw:start-glue-point="11" draw:end-shape="id25" draw:end-glue-point="7" svg:d="M4265 4085l455-455" svg:viewBox="0 0 456 456">
          <text:p/>
        </draw:connector>
        <draw:connector draw:style-name="gr2" draw:text-style-name="P2" draw:layer="layout" draw:type="line" svg:x1="3.63cm" svg:y1="3.45cm" svg:x2="4.085cm" svg:y2="2.995cm" draw:start-shape="id22" draw:start-glue-point="11" draw:end-shape="id26" draw:end-glue-point="7" svg:d="M3630 3450l455-455" svg:viewBox="0 0 456 456">
          <text:p/>
        </draw:connector>
        <draw:connector draw:style-name="gr2" draw:text-style-name="P2" draw:layer="layout" draw:type="line" svg:x1="2.36cm" svg:y1="3.45cm" svg:x2="2.815cm" svg:y2="2.995cm" draw:start-shape="id20" draw:start-glue-point="11" draw:end-shape="id27" draw:end-glue-point="7" svg:d="M2360 3450l455-455" svg:viewBox="0 0 456 456">
          <text:p/>
        </draw:connector>
        <draw:connector draw:style-name="gr2" draw:text-style-name="P2" draw:layer="layout" draw:type="line" svg:x1="1.725cm" svg:y1="2.815cm" svg:x2="2.18cm" svg:y2="2.36cm" draw:start-shape="id28" draw:start-glue-point="11" draw:end-shape="id29" draw:end-glue-point="7" svg:d="M1725 2815l455-455" svg:viewBox="0 0 456 456">
          <text:p/>
        </draw:connector>
        <draw:connector draw:style-name="gr2" draw:text-style-name="P2" draw:layer="layout" draw:type="line" svg:x1="2.995cm" svg:y1="2.815cm" svg:x2="3.45cm" svg:y2="2.36cm" draw:start-shape="id27" draw:start-glue-point="11" draw:end-shape="id30" draw:end-glue-point="7" svg:d="M2995 2815l455-455" svg:viewBox="0 0 456 456">
          <text:p/>
        </draw:connector>
        <draw:connector draw:style-name="gr2" draw:text-style-name="P2" draw:layer="layout" draw:type="line" svg:x1="2.36cm" svg:y1="2.18cm" svg:x2="2.815cm" svg:y2="1.725cm" draw:start-shape="id29" draw:start-glue-point="11" draw:end-shape="id31" draw:end-glue-point="7" svg:d="M2360 2180l455-455" svg:viewBox="0 0 456 456">
          <text:p/>
        </draw:connector>
        <draw:connector draw:style-name="gr2" draw:text-style-name="P2" draw:layer="layout" draw:type="line" svg:x1="3.63cm" svg:y1="2.18cm" svg:x2="4.085cm" svg:y2="1.725cm" draw:start-shape="id30" draw:start-glue-point="11" draw:end-shape="id32" draw:end-glue-point="7" svg:d="M3630 2180l455-455" svg:viewBox="0 0 456 456">
          <text:p/>
        </draw:connector>
        <draw:connector draw:style-name="gr2" draw:text-style-name="P2" draw:layer="layout" draw:type="line" svg:x1="4.265cm" svg:y1="2.815cm" svg:x2="4.72cm" svg:y2="2.36cm" draw:start-shape="id26" draw:start-glue-point="11" draw:end-shape="id33" draw:end-glue-point="7" svg:d="M4265 2815l455-455" svg:viewBox="0 0 456 456">
          <text:p/>
        </draw:connector>
        <draw:connector draw:style-name="gr2" draw:text-style-name="P2" draw:layer="layout" draw:type="line" svg:x1="4.9cm" svg:y1="2.18cm" svg:x2="5.355cm" svg:y2="1.725cm" draw:start-shape="id33" draw:start-glue-point="11" draw:end-shape="id34" draw:end-glue-point="7" svg:d="M4900 2180l455-455" svg:viewBox="0 0 456 456">
          <text:p/>
        </draw:connector>
        <draw:connector draw:style-name="gr2" draw:text-style-name="P2" draw:layer="layout" draw:type="line" svg:x1="4.9cm" svg:y1="3.45cm" svg:x2="5.355cm" svg:y2="2.995cm" draw:start-shape="id25" draw:start-glue-point="11" draw:end-shape="id35" draw:end-glue-point="7" svg:d="M4900 3450l455-455" svg:viewBox="0 0 456 456">
          <text:p/>
        </draw:connector>
        <draw:connector draw:style-name="gr2" draw:text-style-name="P2" draw:layer="layout" draw:type="line" svg:x1="5.535cm" svg:y1="2.815cm" svg:x2="5.99cm" svg:y2="2.36cm" draw:start-shape="id35" draw:start-glue-point="11" draw:end-shape="id36" draw:end-glue-point="7" svg:d="M5535 2815l455-455" svg:viewBox="0 0 456 456">
          <text:p/>
        </draw:connector>
        <draw:connector draw:style-name="gr2" draw:text-style-name="P2" draw:layer="layout" draw:type="line" svg:x1="6.17cm" svg:y1="2.18cm" svg:x2="6.625cm" svg:y2="1.725cm" draw:start-shape="id36" draw:start-glue-point="11" draw:end-shape="id37" draw:end-glue-point="7" svg:d="M6170 2180l455-455" svg:viewBox="0 0 456 456">
          <text:p/>
        </draw:connector>
        <draw:connector draw:style-name="gr2" draw:text-style-name="P2" draw:layer="layout" draw:type="line" svg:x1="5.535cm" svg:y1="4.085cm" svg:x2="5.99cm" svg:y2="3.63cm" draw:start-shape="id24" draw:start-glue-point="11" draw:end-shape="id38" draw:end-glue-point="7" svg:d="M5535 4085l455-455" svg:viewBox="0 0 456 456">
          <text:p/>
        </draw:connector>
        <draw:connector draw:style-name="gr2" draw:text-style-name="P2" draw:layer="layout" draw:type="line" svg:x1="6.17cm" svg:y1="3.45cm" svg:x2="6.625cm" svg:y2="2.995cm" draw:start-shape="id38" draw:start-glue-point="11" draw:end-shape="id39" draw:end-glue-point="7" svg:d="M6170 3450l455-455" svg:viewBox="0 0 456 456">
          <text:p/>
        </draw:connector>
        <draw:connector draw:style-name="gr2" draw:text-style-name="P2" draw:layer="layout" draw:type="line" svg:x1="6.805cm" svg:y1="2.815cm" svg:x2="7.26cm" svg:y2="2.36cm" draw:start-shape="id39" draw:start-glue-point="11" draw:end-shape="id40" draw:end-glue-point="7" svg:d="M6805 2815l455-455" svg:viewBox="0 0 456 456">
          <text:p/>
        </draw:connector>
        <draw:connector draw:style-name="gr2" draw:text-style-name="P2" draw:layer="layout" draw:type="line" svg:x1="7.44cm" svg:y1="2.18cm" svg:x2="7.895cm" svg:y2="1.725cm" draw:start-shape="id40" draw:start-glue-point="11" draw:end-shape="id41" draw:end-glue-point="7" svg:d="M7440 2180l455-455" svg:viewBox="0 0 456 456">
          <text:p/>
        </draw:connector>
        <draw:connector draw:style-name="gr2" draw:text-style-name="P2" draw:layer="layout" draw:type="line" svg:x1="3.63cm" svg:y1="8.53cm" svg:x2="4.085cm" svg:y2="8.075cm" draw:start-shape="id42" draw:start-glue-point="11" draw:end-shape="id43" draw:end-glue-point="7" svg:d="M3630 8530l455-455" svg:viewBox="0 0 456 456">
          <text:p/>
        </draw:connector>
        <draw:connector draw:style-name="gr2" draw:text-style-name="P2" draw:layer="layout" draw:type="line" svg:x1="4.265cm" svg:y1="7.895cm" svg:x2="4.72cm" svg:y2="7.44cm" draw:start-shape="id43" draw:start-glue-point="11" draw:end-shape="id44" draw:end-glue-point="7" svg:d="M4265 7895l455-455" svg:viewBox="0 0 456 456">
          <text:p/>
        </draw:connector>
        <draw:connector draw:style-name="gr2" draw:text-style-name="P2" draw:layer="layout" draw:type="line" svg:x1="4.9cm" svg:y1="7.26cm" svg:x2="5.355cm" svg:y2="6.805cm" draw:start-shape="id44" draw:start-glue-point="11" draw:end-shape="id45" draw:end-glue-point="7" svg:d="M4900 7260l455-455" svg:viewBox="0 0 456 456">
          <text:p/>
        </draw:connector>
        <draw:connector draw:style-name="gr2" draw:text-style-name="P2" draw:layer="layout" draw:type="line" svg:x1="5.535cm" svg:y1="6.625cm" svg:x2="5.99cm" svg:y2="6.17cm" draw:start-shape="id45" draw:start-glue-point="11" draw:end-shape="id46" draw:end-glue-point="7" svg:d="M5535 6625l455-455" svg:viewBox="0 0 456 456">
          <text:p/>
        </draw:connector>
        <draw:connector draw:style-name="gr2" draw:text-style-name="P2" draw:layer="layout" draw:type="line" svg:x1="4.9cm" svg:y1="8.53cm" svg:x2="5.355cm" svg:y2="8.075cm" draw:start-shape="id47" draw:start-glue-point="11" draw:end-shape="id48" draw:end-glue-point="7" svg:d="M4900 8530l455-455" svg:viewBox="0 0 456 456">
          <text:p/>
        </draw:connector>
        <draw:connector draw:style-name="gr2" draw:text-style-name="P2" draw:layer="layout" draw:type="line" svg:x1="5.535cm" svg:y1="7.895cm" svg:x2="5.99cm" svg:y2="7.44cm" draw:start-shape="id48" draw:start-glue-point="11" draw:end-shape="id49" draw:end-glue-point="7" svg:d="M5535 7895l455-455" svg:viewBox="0 0 456 456">
          <text:p/>
        </draw:connector>
        <draw:connector draw:style-name="gr2" draw:text-style-name="P2" draw:layer="layout" draw:type="line" svg:x1="6.17cm" svg:y1="7.26cm" svg:x2="6.625cm" svg:y2="6.805cm" draw:start-shape="id49" draw:start-glue-point="11" draw:end-shape="id50" draw:end-glue-point="7" svg:d="M6170 7260l455-455" svg:viewBox="0 0 456 456">
          <text:p/>
        </draw:connector>
        <draw:connector draw:style-name="gr2" draw:text-style-name="P2" draw:layer="layout" draw:type="line" svg:x1="6.805cm" svg:y1="6.625cm" svg:x2="7.26cm" svg:y2="6.17cm" draw:start-shape="id50" draw:start-glue-point="11" draw:end-shape="id51" draw:end-glue-point="7" svg:d="M6805 6625l455-455" svg:viewBox="0 0 456 456">
          <text:p/>
        </draw:connector>
        <draw:connector draw:style-name="gr2" draw:text-style-name="P2" draw:layer="layout" draw:type="line" svg:x1="6.17cm" svg:y1="8.53cm" svg:x2="6.625cm" svg:y2="8.075cm" draw:start-shape="id52" draw:start-glue-point="11" draw:end-shape="id53" draw:end-glue-point="7" svg:d="M6170 8530l455-455" svg:viewBox="0 0 456 456">
          <text:p/>
        </draw:connector>
        <draw:connector draw:style-name="gr2" draw:text-style-name="P2" draw:layer="layout" draw:type="line" svg:x1="6.805cm" svg:y1="7.895cm" svg:x2="7.26cm" svg:y2="7.44cm" draw:start-shape="id53" draw:start-glue-point="11" draw:end-shape="id54" draw:end-glue-point="7" svg:d="M6805 7895l455-455" svg:viewBox="0 0 456 456">
          <text:p/>
        </draw:connector>
        <draw:connector draw:style-name="gr2" draw:text-style-name="P2" draw:layer="layout" draw:type="line" svg:x1="7.44cm" svg:y1="7.26cm" svg:x2="7.895cm" svg:y2="6.805cm" draw:start-shape="id54" draw:start-glue-point="11" draw:end-shape="id55" draw:end-glue-point="7" svg:d="M7440 7260l455-455" svg:viewBox="0 0 456 456">
          <text:p/>
        </draw:connector>
        <draw:connector draw:style-name="gr2" draw:text-style-name="P2" draw:layer="layout" draw:type="line" svg:x1="8.075cm" svg:y1="6.625cm" svg:x2="8.53cm" svg:y2="6.17cm" draw:start-shape="id55" draw:start-glue-point="11" draw:end-shape="id56" draw:end-glue-point="7" svg:d="M8075 6625l455-455" svg:viewBox="0 0 456 456">
          <text:p/>
        </draw:connector>
        <draw:connector draw:style-name="gr2" draw:text-style-name="P2" draw:layer="layout" draw:type="line" svg:x1="7.44cm" svg:y1="8.53cm" svg:x2="7.895cm" svg:y2="8.075cm" draw:start-shape="id57" draw:start-glue-point="11" draw:end-shape="id58" draw:end-glue-point="7" svg:d="M7440 8530l455-455" svg:viewBox="0 0 456 456">
          <text:p/>
        </draw:connector>
        <draw:connector draw:style-name="gr2" draw:text-style-name="P2" draw:layer="layout" draw:type="line" svg:x1="8.075cm" svg:y1="7.895cm" svg:x2="8.53cm" svg:y2="7.44cm" draw:start-shape="id58" draw:start-glue-point="11" draw:end-shape="id59" draw:end-glue-point="7" svg:d="M8075 7895l455-455" svg:viewBox="0 0 456 456">
          <text:p/>
        </draw:connector>
        <draw:connector draw:style-name="gr2" draw:text-style-name="P2" draw:layer="layout" draw:type="line" svg:x1="8.71cm" svg:y1="7.26cm" svg:x2="9.165cm" svg:y2="6.805cm" draw:start-shape="id59" draw:start-glue-point="11" draw:end-shape="id60" draw:end-glue-point="7" svg:d="M8710 7260l455-455" svg:viewBox="0 0 456 456">
          <text:p/>
        </draw:connector>
        <draw:connector draw:style-name="gr2" draw:text-style-name="P2" draw:layer="layout" draw:type="line" svg:x1="8.71cm" svg:y1="8.53cm" svg:x2="9.165cm" svg:y2="8.075cm" draw:start-shape="id61" draw:start-glue-point="11" draw:end-shape="id62" draw:end-glue-point="7" svg:d="M8710 8530l455-455" svg:viewBox="0 0 456 456">
          <text:p/>
        </draw:connector>
        <draw:connector draw:style-name="gr2" draw:text-style-name="P2" draw:layer="layout" draw:type="line" svg:x1="9.345cm" svg:y1="7.895cm" svg:x2="9.8cm" svg:y2="7.44cm" draw:start-shape="id62" draw:start-glue-point="11" draw:end-shape="id63" draw:end-glue-point="7" svg:d="M9345 7895l455-455" svg:viewBox="0 0 456 456">
          <text:p/>
        </draw:connector>
        <draw:connector draw:style-name="gr2" draw:text-style-name="P2" draw:layer="layout" draw:type="line" svg:x1="6.17cm" svg:y1="5.99cm" svg:x2="6.625cm" svg:y2="5.535cm" draw:start-shape="id46" draw:start-glue-point="11" draw:end-shape="id64" draw:end-glue-point="7" svg:d="M6170 5990l455-455" svg:viewBox="0 0 456 456">
          <text:p/>
        </draw:connector>
        <draw:connector draw:style-name="gr2" draw:text-style-name="P2" draw:layer="layout" draw:type="line" svg:x1="6.805cm" svg:y1="5.355cm" svg:x2="7.26cm" svg:y2="4.9cm" draw:start-shape="id64" draw:start-glue-point="11" draw:end-shape="id65" draw:end-glue-point="7" svg:d="M6805 5355l455-455" svg:viewBox="0 0 456 456">
          <text:p/>
        </draw:connector>
        <draw:connector draw:style-name="gr2" draw:text-style-name="P2" draw:layer="layout" draw:type="line" svg:x1="7.44cm" svg:y1="4.72cm" svg:x2="7.895cm" svg:y2="4.265cm" draw:start-shape="id65" draw:start-glue-point="11" draw:end-shape="id66" draw:end-glue-point="7" svg:d="M7440 4720l455-455" svg:viewBox="0 0 456 456">
          <text:p/>
        </draw:connector>
        <draw:connector draw:style-name="gr2" draw:text-style-name="P2" draw:layer="layout" draw:type="line" svg:x1="8.075cm" svg:y1="4.085cm" svg:x2="8.53cm" svg:y2="3.63cm" draw:start-shape="id66" draw:start-glue-point="11" draw:end-shape="id67" draw:end-glue-point="7" svg:d="M8075 4085l455-455" svg:viewBox="0 0 456 456">
          <text:p/>
        </draw:connector>
        <draw:connector draw:style-name="gr2" draw:text-style-name="P2" draw:layer="layout" draw:type="line" svg:x1="8.71cm" svg:y1="3.45cm" svg:x2="9.165cm" svg:y2="2.995cm" draw:start-shape="id67" draw:start-glue-point="11" draw:end-shape="id68" draw:end-glue-point="7" svg:d="M8710 3450l455-455" svg:viewBox="0 0 456 456">
          <text:p/>
        </draw:connector>
        <draw:connector draw:style-name="gr2" draw:text-style-name="P2" draw:layer="layout" draw:type="line" svg:x1="6.17cm" svg:y1="4.72cm" svg:x2="6.625cm" svg:y2="4.265cm" draw:start-shape="id7" draw:start-glue-point="11" draw:end-shape="id69" draw:end-glue-point="7" svg:d="M6170 4720l455-455" svg:viewBox="0 0 456 456">
          <text:p/>
        </draw:connector>
        <draw:connector draw:style-name="gr2" draw:text-style-name="P2" draw:layer="layout" draw:type="line" svg:x1="6.805cm" svg:y1="4.085cm" svg:x2="7.26cm" svg:y2="3.63cm" draw:start-shape="id69" draw:start-glue-point="11" draw:end-shape="id70" draw:end-glue-point="7" svg:d="M6805 4085l455-455" svg:viewBox="0 0 456 456">
          <text:p/>
        </draw:connector>
        <draw:connector draw:style-name="gr2" draw:text-style-name="P2" draw:layer="layout" draw:type="line" svg:x1="7.44cm" svg:y1="3.45cm" svg:x2="7.895cm" svg:y2="2.995cm" draw:start-shape="id70" draw:start-glue-point="11" draw:end-shape="id71" draw:end-glue-point="7" svg:d="M7440 3450l455-455" svg:viewBox="0 0 456 456">
          <text:p/>
        </draw:connector>
        <draw:connector draw:style-name="gr2" draw:text-style-name="P2" draw:layer="layout" draw:type="line" svg:x1="7.44cm" svg:y1="5.99cm" svg:x2="7.895cm" svg:y2="5.535cm" draw:start-shape="id51" draw:start-glue-point="11" draw:end-shape="id72" draw:end-glue-point="7" svg:d="M7440 5990l455-455" svg:viewBox="0 0 456 456">
          <text:p/>
        </draw:connector>
        <draw:connector draw:style-name="gr2" draw:text-style-name="P2" draw:layer="layout" draw:type="line" svg:x1="8.075cm" svg:y1="5.355cm" svg:x2="8.53cm" svg:y2="4.9cm" draw:start-shape="id72" draw:start-glue-point="11" draw:end-shape="id73" draw:end-glue-point="7" svg:d="M8075 5355l455-455" svg:viewBox="0 0 456 456">
          <text:p/>
        </draw:connector>
        <draw:connector draw:style-name="gr2" draw:text-style-name="P2" draw:layer="layout" draw:type="line" svg:x1="8.71cm" svg:y1="4.72cm" svg:x2="9.165cm" svg:y2="4.265cm" draw:start-shape="id73" draw:start-glue-point="11" draw:end-shape="id74" draw:end-glue-point="7" svg:d="M8710 4720l455-455" svg:viewBox="0 0 456 456">
          <text:p/>
        </draw:connector>
        <draw:connector draw:style-name="gr2" draw:text-style-name="P2" draw:layer="layout" draw:type="line" svg:x1="9.345cm" svg:y1="4.085cm" svg:x2="9.8cm" svg:y2="3.63cm" draw:start-shape="id74" draw:start-glue-point="11" draw:end-shape="id75" draw:end-glue-point="7" svg:d="M9345 4085l455-455" svg:viewBox="0 0 456 456">
          <text:p/>
        </draw:connector>
        <draw:connector draw:style-name="gr2" draw:text-style-name="P2" draw:layer="layout" draw:type="line" svg:x1="9.98cm" svg:y1="3.45cm" svg:x2="10.435cm" svg:y2="2.995cm" draw:start-shape="id75" draw:start-glue-point="11" draw:end-shape="id76" draw:end-glue-point="7" svg:d="M9980 3450l455-455" svg:viewBox="0 0 456 456">
          <text:p/>
        </draw:connector>
        <draw:connector draw:style-name="gr2" draw:text-style-name="P2" draw:layer="layout" draw:type="line" svg:x1="8.71cm" svg:y1="5.99cm" svg:x2="9.165cm" svg:y2="5.535cm" draw:start-shape="id56" draw:start-glue-point="11" draw:end-shape="id77" draw:end-glue-point="7" svg:d="M8710 5990l455-455" svg:viewBox="0 0 456 456">
          <text:p/>
        </draw:connector>
        <draw:connector draw:style-name="gr2" draw:text-style-name="P2" draw:layer="layout" draw:type="line" svg:x1="9.345cm" svg:y1="5.355cm" svg:x2="9.8cm" svg:y2="4.9cm" draw:start-shape="id77" draw:start-glue-point="11" draw:end-shape="id78" draw:end-glue-point="7" svg:d="M9345 5355l455-455" svg:viewBox="0 0 456 456">
          <text:p/>
        </draw:connector>
        <draw:connector draw:style-name="gr2" draw:text-style-name="P2" draw:layer="layout" draw:type="line" svg:x1="9.98cm" svg:y1="4.72cm" svg:x2="10.435cm" svg:y2="4.265cm" draw:start-shape="id78" draw:start-glue-point="11" draw:end-shape="id79" draw:end-glue-point="7" svg:d="M9980 4720l455-455" svg:viewBox="0 0 456 456">
          <text:p/>
        </draw:connector>
        <draw:connector draw:style-name="gr2" draw:text-style-name="P2" draw:layer="layout" draw:type="line" svg:x1="10.615cm" svg:y1="4.085cm" svg:x2="11.07cm" svg:y2="3.63cm" draw:start-shape="id79" draw:start-glue-point="11" draw:end-shape="id80" draw:end-glue-point="7" svg:d="M10615 4085l455-455" svg:viewBox="0 0 456 456">
          <text:p/>
        </draw:connector>
        <draw:connector draw:style-name="gr2" draw:text-style-name="P2" draw:layer="layout" draw:type="line" svg:x1="11.25cm" svg:y1="3.45cm" svg:x2="11.705cm" svg:y2="2.995cm" draw:start-shape="id80" draw:start-glue-point="11" draw:end-shape="id81" draw:end-glue-point="7" svg:d="M11250 3450l455-455" svg:viewBox="0 0 456 456">
          <text:p/>
        </draw:connector>
        <draw:connector draw:style-name="gr2" draw:text-style-name="P2" draw:layer="layout" draw:type="line" svg:x1="9.345cm" svg:y1="6.625cm" svg:x2="9.8cm" svg:y2="6.17cm" draw:start-shape="id60" draw:start-glue-point="11" draw:end-shape="id82" draw:end-glue-point="7" svg:d="M9345 6625l455-455" svg:viewBox="0 0 456 456">
          <text:p/>
        </draw:connector>
        <draw:connector draw:style-name="gr2" draw:text-style-name="P2" draw:layer="layout" draw:type="line" svg:x1="9.98cm" svg:y1="5.99cm" svg:x2="10.435cm" svg:y2="5.535cm" draw:start-shape="id82" draw:start-glue-point="11" draw:end-shape="id83" draw:end-glue-point="7" svg:d="M9980 5990l455-455" svg:viewBox="0 0 456 456">
          <text:p/>
        </draw:connector>
        <draw:connector draw:style-name="gr2" draw:text-style-name="P2" draw:layer="layout" draw:type="line" svg:x1="10.615cm" svg:y1="5.355cm" svg:x2="11.07cm" svg:y2="4.9cm" draw:start-shape="id83" draw:start-glue-point="11" draw:end-shape="id84" draw:end-glue-point="7" svg:d="M10615 5355l455-455" svg:viewBox="0 0 456 456">
          <text:p/>
        </draw:connector>
        <draw:connector draw:style-name="gr2" draw:text-style-name="P2" draw:layer="layout" draw:type="line" svg:x1="11.25cm" svg:y1="4.72cm" svg:x2="11.705cm" svg:y2="4.265cm" draw:start-shape="id84" draw:start-glue-point="11" draw:end-shape="id85" draw:end-glue-point="7" svg:d="M11250 4720l455-455" svg:viewBox="0 0 456 456">
          <text:p/>
        </draw:connector>
        <draw:connector draw:style-name="gr2" draw:text-style-name="P2" draw:layer="layout" draw:type="line" svg:x1="11.885cm" svg:y1="4.085cm" svg:x2="12.34cm" svg:y2="3.63cm" draw:start-shape="id85" draw:start-glue-point="11" draw:end-shape="id86" draw:end-glue-point="7" svg:d="M11885 4085l455-455" svg:viewBox="0 0 456 456">
          <text:p/>
        </draw:connector>
        <draw:connector draw:style-name="gr2" draw:text-style-name="P2" draw:layer="layout" draw:type="line" svg:x1="9.98cm" svg:y1="7.26cm" svg:x2="10.435cm" svg:y2="6.805cm" draw:start-shape="id63" draw:start-glue-point="11" draw:end-shape="id87" draw:end-glue-point="7" svg:d="M9980 7260l455-455" svg:viewBox="0 0 456 456">
          <text:p/>
        </draw:connector>
        <draw:connector draw:style-name="gr2" draw:text-style-name="P2" draw:layer="layout" draw:type="line" svg:x1="10.615cm" svg:y1="6.625cm" svg:x2="11.07cm" svg:y2="6.17cm" draw:start-shape="id87" draw:start-glue-point="11" draw:end-shape="id88" draw:end-glue-point="7" svg:d="M10615 6625l455-455" svg:viewBox="0 0 456 456">
          <text:p/>
        </draw:connector>
        <draw:connector draw:style-name="gr2" draw:text-style-name="P2" draw:layer="layout" draw:type="line" svg:x1="11.25cm" svg:y1="5.99cm" svg:x2="11.705cm" svg:y2="5.535cm" draw:start-shape="id88" draw:start-glue-point="11" draw:end-shape="id89" draw:end-glue-point="7" svg:d="M11250 5990l455-455" svg:viewBox="0 0 456 456">
          <text:p/>
        </draw:connector>
        <draw:connector draw:style-name="gr2" draw:text-style-name="P2" draw:layer="layout" draw:type="line" svg:x1="11.885cm" svg:y1="5.355cm" svg:x2="12.34cm" svg:y2="4.9cm" draw:start-shape="id89" draw:start-glue-point="11" draw:end-shape="id90" draw:end-glue-point="7" svg:d="M11885 5355l455-455" svg:viewBox="0 0 456 456">
          <text:p/>
        </draw:connector>
        <draw:connector draw:style-name="gr2" draw:text-style-name="P2" draw:layer="layout" draw:type="line" svg:x1="12.52cm" svg:y1="4.72cm" svg:x2="12.975cm" svg:y2="4.265cm" draw:start-shape="id90" draw:start-glue-point="11" draw:end-shape="id91" draw:end-glue-point="7" svg:d="M12520 4720l455-455" svg:viewBox="0 0 456 456">
          <text:p/>
        </draw:connector>
        <draw:connector draw:style-name="gr2" draw:text-style-name="P2" draw:layer="layout" draw:type="line" svg:x1="9.98cm" svg:y1="8.53cm" svg:x2="10.435cm" svg:y2="8.075cm" draw:start-shape="id92" draw:start-glue-point="11" draw:end-shape="id93" draw:end-glue-point="7" svg:d="M9980 8530l455-455" svg:viewBox="0 0 456 456">
          <text:p/>
        </draw:connector>
        <draw:connector draw:style-name="gr2" draw:text-style-name="P2" draw:layer="layout" draw:type="line" svg:x1="10.615cm" svg:y1="7.895cm" svg:x2="11.07cm" svg:y2="7.44cm" draw:start-shape="id93" draw:start-glue-point="11" draw:end-shape="id94" draw:end-glue-point="7" svg:d="M10615 7895l455-455" svg:viewBox="0 0 456 456">
          <text:p/>
        </draw:connector>
        <draw:connector draw:style-name="gr2" draw:text-style-name="P2" draw:layer="layout" draw:type="line" svg:x1="11.25cm" svg:y1="7.26cm" svg:x2="11.705cm" svg:y2="6.805cm" draw:start-shape="id94" draw:start-glue-point="11" draw:end-shape="id95" draw:end-glue-point="7" svg:d="M11250 7260l455-455" svg:viewBox="0 0 456 456">
          <text:p/>
        </draw:connector>
        <draw:connector draw:style-name="gr2" draw:text-style-name="P2" draw:layer="layout" draw:type="line" svg:x1="11.885cm" svg:y1="6.625cm" svg:x2="12.34cm" svg:y2="6.17cm" draw:start-shape="id95" draw:start-glue-point="11" draw:end-shape="id96" draw:end-glue-point="7" svg:d="M11885 6625l455-455" svg:viewBox="0 0 456 456">
          <text:p/>
        </draw:connector>
        <draw:connector draw:style-name="gr2" draw:text-style-name="P2" draw:layer="layout" draw:type="line" svg:x1="11.25cm" svg:y1="8.53cm" svg:x2="11.705cm" svg:y2="8.075cm" draw:start-shape="id97" draw:start-glue-point="11" draw:end-shape="id98" draw:end-glue-point="7" svg:d="M11250 8530l455-455" svg:viewBox="0 0 456 456">
          <text:p/>
        </draw:connector>
        <draw:connector draw:style-name="gr2" draw:text-style-name="P2" draw:layer="layout" draw:type="line" svg:x1="11.885cm" svg:y1="7.895cm" svg:x2="12.34cm" svg:y2="7.44cm" draw:start-shape="id98" draw:start-glue-point="11" draw:end-shape="id99" draw:end-glue-point="7" svg:d="M11885 7895l455-455" svg:viewBox="0 0 456 456">
          <text:p/>
        </draw:connector>
        <draw:connector draw:style-name="gr2" draw:text-style-name="P2" draw:layer="layout" draw:type="line" svg:x1="12.52cm" svg:y1="7.26cm" svg:x2="12.975cm" svg:y2="6.805cm" draw:start-shape="id99" draw:start-glue-point="11" draw:end-shape="id100" draw:end-glue-point="7" svg:d="M12520 7260l455-455" svg:viewBox="0 0 456 456">
          <text:p/>
        </draw:connector>
        <draw:connector draw:style-name="gr2" draw:text-style-name="P2" draw:layer="layout" draw:type="line" svg:x1="12.52cm" svg:y1="8.53cm" svg:x2="12.975cm" svg:y2="8.075cm" draw:start-shape="id101" draw:start-glue-point="11" draw:end-shape="id102" draw:end-glue-point="7" svg:d="M12520 8530l455-455" svg:viewBox="0 0 456 456">
          <text:p/>
        </draw:connector>
        <draw:connector draw:style-name="gr2" draw:text-style-name="P2" draw:layer="layout" draw:type="line" svg:x1="13.155cm" svg:y1="7.895cm" svg:x2="13.61cm" svg:y2="7.44cm" draw:start-shape="id102" draw:start-glue-point="11" draw:end-shape="id103" draw:end-glue-point="7" svg:d="M13155 7895l455-455" svg:viewBox="0 0 456 456">
          <text:p/>
        </draw:connector>
        <draw:connector draw:style-name="gr2" draw:text-style-name="P2" draw:layer="layout" draw:type="line" svg:x1="13.79cm" svg:y1="8.53cm" svg:x2="14.245cm" svg:y2="8.075cm" draw:start-shape="id104" draw:start-glue-point="11" draw:end-shape="id105" draw:end-glue-point="7" svg:d="M13790 8530l455-455" svg:viewBox="0 0 456 456">
          <text:p/>
        </draw:connector>
        <draw:connector draw:style-name="gr2" draw:text-style-name="P2" draw:layer="layout" draw:type="line" svg:x1="14.425cm" svg:y1="7.895cm" svg:x2="14.88cm" svg:y2="7.44cm" draw:start-shape="id105" draw:start-glue-point="11" draw:end-shape="id106" draw:end-glue-point="7" svg:d="M14425 7895l455-455" svg:viewBox="0 0 456 456">
          <text:p/>
        </draw:connector>
        <draw:connector draw:style-name="gr2" draw:text-style-name="P2" draw:layer="layout" draw:type="line" svg:x1="15.06cm" svg:y1="7.26cm" svg:x2="15.515cm" svg:y2="6.805cm" draw:start-shape="id106" draw:start-glue-point="11" draw:end-shape="id107" draw:end-glue-point="7" svg:d="M15060 7260l455-455" svg:viewBox="0 0 456 456">
          <text:p/>
        </draw:connector>
        <draw:connector draw:style-name="gr2" draw:text-style-name="P2" draw:layer="layout" draw:type="line" svg:x1="15.695cm" svg:y1="6.625cm" svg:x2="16.15cm" svg:y2="6.17cm" draw:start-shape="id107" draw:start-glue-point="11" draw:end-shape="id108" draw:end-glue-point="7" svg:d="M15695 6625l455-455" svg:viewBox="0 0 456 456">
          <text:p/>
        </draw:connector>
        <draw:connector draw:style-name="gr2" draw:text-style-name="P2" draw:layer="layout" draw:type="line" svg:x1="16.33cm" svg:y1="5.99cm" svg:x2="16.785cm" svg:y2="5.535cm" draw:start-shape="id108" draw:start-glue-point="11" draw:end-shape="id109" draw:end-glue-point="7" svg:d="M16330 5990l455-455" svg:viewBox="0 0 456 456">
          <text:p/>
        </draw:connector>
        <draw:connector draw:style-name="gr2" draw:text-style-name="P2" draw:layer="layout" draw:type="line" svg:x1="16.965cm" svg:y1="5.355cm" svg:x2="17.42cm" svg:y2="4.9cm" draw:start-shape="id109" draw:start-glue-point="11" draw:end-shape="id110" draw:end-glue-point="7" svg:d="M16965 5355l455-455" svg:viewBox="0 0 456 456">
          <text:p/>
        </draw:connector>
        <draw:connector draw:style-name="gr2" draw:text-style-name="P2" draw:layer="layout" draw:type="line" svg:x1="15.06cm" svg:y1="8.53cm" svg:x2="15.515cm" svg:y2="8.075cm" draw:start-shape="id111" draw:start-glue-point="11" draw:end-shape="id112" draw:end-glue-point="7" svg:d="M15060 8530l455-455" svg:viewBox="0 0 456 456">
          <text:p/>
        </draw:connector>
        <draw:connector draw:style-name="gr2" draw:text-style-name="P2" draw:layer="layout" draw:type="line" svg:x1="15.695cm" svg:y1="7.895cm" svg:x2="16.15cm" svg:y2="7.44cm" draw:start-shape="id112" draw:start-glue-point="11" draw:end-shape="id113" draw:end-glue-point="7" svg:d="M15695 7895l455-455" svg:viewBox="0 0 456 456">
          <text:p/>
        </draw:connector>
        <draw:connector draw:style-name="gr2" draw:text-style-name="P2" draw:layer="layout" draw:type="line" svg:x1="16.33cm" svg:y1="7.26cm" svg:x2="16.785cm" svg:y2="6.805cm" draw:start-shape="id113" draw:start-glue-point="11" draw:end-shape="id114" draw:end-glue-point="7" svg:d="M16330 7260l455-455" svg:viewBox="0 0 456 456">
          <text:p/>
        </draw:connector>
        <draw:connector draw:style-name="gr2" draw:text-style-name="P2" draw:layer="layout" draw:type="line" svg:x1="16.965cm" svg:y1="6.625cm" svg:x2="17.42cm" svg:y2="6.17cm" draw:start-shape="id114" draw:start-glue-point="11" draw:end-shape="id115" draw:end-glue-point="7" svg:d="M16965 6625l455-455" svg:viewBox="0 0 456 456">
          <text:p/>
        </draw:connector>
        <draw:connector draw:style-name="gr2" draw:text-style-name="P2" draw:layer="layout" draw:type="line" svg:x1="16.33cm" svg:y1="8.53cm" svg:x2="16.785cm" svg:y2="8.075cm" draw:start-shape="id116" draw:start-glue-point="11" draw:end-shape="id117" draw:end-glue-point="7" svg:d="M16330 8530l455-455" svg:viewBox="0 0 456 456">
          <text:p/>
        </draw:connector>
        <draw:connector draw:style-name="gr2" draw:text-style-name="P2" draw:layer="layout" draw:type="line" svg:x1="16.965cm" svg:y1="7.895cm" svg:x2="17.42cm" svg:y2="7.44cm" draw:start-shape="id117" draw:start-glue-point="11" draw:end-shape="id118" draw:end-glue-point="7" svg:d="M16965 7895l455-455" svg:viewBox="0 0 456 456">
          <text:p/>
        </draw:connector>
        <draw:connector draw:style-name="gr2" draw:text-style-name="P2" draw:layer="layout" draw:type="line" svg:x1="13.79cm" svg:y1="7.26cm" svg:x2="14.245cm" svg:y2="6.805cm" draw:start-shape="id103" draw:start-glue-point="11" draw:end-shape="id119" draw:end-glue-point="7" svg:d="M13790 7260l455-455" svg:viewBox="0 0 456 456">
          <text:p/>
        </draw:connector>
        <draw:connector draw:style-name="gr2" draw:text-style-name="P2" draw:layer="layout" draw:type="line" svg:x1="14.425cm" svg:y1="6.625cm" svg:x2="14.88cm" svg:y2="6.17cm" draw:start-shape="id119" draw:start-glue-point="11" draw:end-shape="id120" draw:end-glue-point="7" svg:d="M14425 6625l455-455" svg:viewBox="0 0 456 456">
          <text:p/>
        </draw:connector>
        <draw:connector draw:style-name="gr2" draw:text-style-name="P2" draw:layer="layout" draw:type="line" svg:x1="15.06cm" svg:y1="5.99cm" svg:x2="15.515cm" svg:y2="5.535cm" draw:start-shape="id120" draw:start-glue-point="11" draw:end-shape="id121" draw:end-glue-point="7" svg:d="M15060 5990l455-455" svg:viewBox="0 0 456 456">
          <text:p/>
        </draw:connector>
        <draw:connector draw:style-name="gr2" draw:text-style-name="P2" draw:layer="layout" draw:type="line" svg:x1="16.15cm" svg:y1="4.9cm" svg:x2="15.695cm" svg:y2="5.355cm" draw:start-shape="id122" draw:start-glue-point="7" draw:end-shape="id121" draw:end-glue-point="11" svg:d="M16150 4900l-455 455" svg:viewBox="0 0 456 456">
          <text:p/>
        </draw:connector>
        <draw:connector draw:style-name="gr2" draw:text-style-name="P2" draw:layer="layout" draw:type="line" svg:x1="13.155cm" svg:y1="6.625cm" svg:x2="13.61cm" svg:y2="6.17cm" draw:start-shape="id100" draw:start-glue-point="11" draw:end-shape="id123" draw:end-glue-point="7" svg:d="M13155 6625l455-455" svg:viewBox="0 0 456 456">
          <text:p/>
        </draw:connector>
        <draw:connector draw:style-name="gr2" draw:text-style-name="P2" draw:layer="layout" draw:type="line" svg:x1="13.79cm" svg:y1="5.99cm" svg:x2="14.245cm" svg:y2="5.535cm" draw:start-shape="id123" draw:start-glue-point="11" draw:end-shape="id124" draw:end-glue-point="7" svg:d="M13790 5990l455-455" svg:viewBox="0 0 456 456">
          <text:p/>
        </draw:connector>
        <draw:connector draw:style-name="gr2" draw:text-style-name="P2" draw:layer="layout" draw:type="line" svg:x1="14.425cm" svg:y1="5.355cm" svg:x2="14.88cm" svg:y2="4.9cm" draw:start-shape="id124" draw:start-glue-point="11" draw:end-shape="id125" draw:end-glue-point="7" svg:d="M14425 5355l455-455" svg:viewBox="0 0 456 456">
          <text:p/>
        </draw:connector>
        <draw:connector draw:style-name="gr2" draw:text-style-name="P2" draw:layer="layout" draw:type="line" svg:x1="15.06cm" svg:y1="4.72cm" svg:x2="15.515cm" svg:y2="4.265cm" draw:start-shape="id125" draw:start-glue-point="11" draw:end-shape="id126" draw:end-glue-point="7" svg:d="M15060 4720l455-455" svg:viewBox="0 0 456 456">
          <text:p/>
        </draw:connector>
        <draw:connector draw:style-name="gr2" draw:text-style-name="P2" draw:layer="layout" draw:type="line" svg:x1="12.52cm" svg:y1="5.99cm" svg:x2="12.975cm" svg:y2="5.535cm" draw:start-shape="id96" draw:start-glue-point="11" draw:end-shape="id127" draw:end-glue-point="7" svg:d="M12520 5990l455-455" svg:viewBox="0 0 456 456">
          <text:p/>
        </draw:connector>
        <draw:connector draw:style-name="gr2" draw:text-style-name="P2" draw:layer="layout" draw:type="line" svg:x1="13.155cm" svg:y1="5.355cm" svg:x2="13.61cm" svg:y2="4.9cm" draw:start-shape="id127" draw:start-glue-point="11" draw:end-shape="id128" draw:end-glue-point="7" svg:d="M13155 5355l455-455" svg:viewBox="0 0 456 456">
          <text:p/>
        </draw:connector>
        <draw:connector draw:style-name="gr2" draw:text-style-name="P2" draw:layer="layout" draw:type="line" svg:x1="13.79cm" svg:y1="4.72cm" svg:x2="14.245cm" svg:y2="4.265cm" draw:start-shape="id128" draw:start-glue-point="11" draw:end-shape="id129" draw:end-glue-point="7" svg:d="M13790 4720l455-455" svg:viewBox="0 0 456 456">
          <text:p/>
        </draw:connector>
        <draw:connector draw:style-name="gr2" draw:text-style-name="P2" draw:layer="layout" draw:type="line" svg:x1="13.155cm" svg:y1="4.085cm" svg:x2="13.61cm" svg:y2="3.63cm" draw:start-shape="id91" draw:start-glue-point="11" draw:end-shape="id130" draw:end-glue-point="7" svg:d="M13155 4085l455-455" svg:viewBox="0 0 456 456">
          <text:p/>
        </draw:connector>
        <draw:connector draw:style-name="gr2" draw:text-style-name="P2" draw:layer="layout" draw:type="line" svg:x1="14.425cm" svg:y1="4.085cm" svg:x2="14.88cm" svg:y2="3.63cm" draw:start-shape="id129" draw:start-glue-point="11" draw:end-shape="id131" draw:end-glue-point="7" svg:d="M14425 4085l455-455" svg:viewBox="0 0 456 456">
          <text:p/>
        </draw:connector>
        <draw:connector draw:style-name="gr2" draw:text-style-name="P2" draw:layer="layout" draw:type="line" svg:x1="15.06cm" svg:y1="3.45cm" svg:x2="15.515cm" svg:y2="2.995cm" draw:start-shape="id131" draw:start-glue-point="11" draw:end-shape="id132" draw:end-glue-point="7" svg:d="M15060 3450l455-455" svg:viewBox="0 0 456 456">
          <text:p/>
        </draw:connector>
        <draw:connector draw:style-name="gr2" draw:text-style-name="P2" draw:layer="layout" draw:type="line" svg:x1="15.695cm" svg:y1="2.815cm" svg:x2="16.15cm" svg:y2="2.36cm" draw:start-shape="id132" draw:start-glue-point="11" draw:end-shape="id133" draw:end-glue-point="7" svg:d="M15695 2815l455-455" svg:viewBox="0 0 456 456">
          <text:p/>
        </draw:connector>
        <draw:connector draw:style-name="gr2" draw:text-style-name="P2" draw:layer="layout" draw:type="line" svg:x1="16.33cm" svg:y1="2.18cm" svg:x2="16.785cm" svg:y2="1.725cm" draw:start-shape="id133" draw:start-glue-point="11" draw:end-shape="id134" draw:end-glue-point="7" svg:d="M16330 2180l455-455" svg:viewBox="0 0 456 456">
          <text:p/>
        </draw:connector>
        <draw:connector draw:style-name="gr2" draw:text-style-name="P2" draw:layer="layout" draw:type="line" svg:x1="15.695cm" svg:y1="4.085cm" svg:x2="16.15cm" svg:y2="3.63cm" draw:start-shape="id126" draw:start-glue-point="11" draw:end-shape="id135" draw:end-glue-point="7" svg:d="M15695 4085l455-455" svg:viewBox="0 0 456 456">
          <text:p/>
        </draw:connector>
        <draw:connector draw:style-name="gr2" draw:text-style-name="P2" draw:layer="layout" draw:type="line" svg:x1="16.33cm" svg:y1="4.72cm" svg:x2="16.785cm" svg:y2="4.265cm" draw:start-shape="id122" draw:start-glue-point="11" draw:end-shape="id136" draw:end-glue-point="7" svg:d="M16330 4720l455-455" svg:viewBox="0 0 456 456">
          <text:p/>
        </draw:connector>
        <draw:connector draw:style-name="gr2" draw:text-style-name="P2" draw:layer="layout" draw:type="line" svg:x1="16.33cm" svg:y1="3.45cm" svg:x2="16.785cm" svg:y2="2.995cm" draw:start-shape="id135" draw:start-glue-point="11" draw:end-shape="id137" draw:end-glue-point="7" svg:d="M16330 3450l455-455" svg:viewBox="0 0 456 456">
          <text:p/>
        </draw:connector>
        <draw:connector draw:style-name="gr2" draw:text-style-name="P2" draw:layer="layout" draw:type="line" svg:x1="16.965cm" svg:y1="4.085cm" svg:x2="17.42cm" svg:y2="3.63cm" draw:start-shape="id136" draw:start-glue-point="11" draw:end-shape="id138" draw:end-glue-point="7" svg:d="M16965 4085l455-455" svg:viewBox="0 0 456 456">
          <text:p/>
        </draw:connector>
        <draw:connector draw:style-name="gr2" draw:text-style-name="P2" draw:layer="layout" draw:type="line" svg:x1="17.42cm" svg:y1="2.36cm" svg:x2="16.965cm" svg:y2="2.815cm" draw:start-shape="id139" draw:start-glue-point="7" draw:end-shape="id137" draw:end-glue-point="11" svg:d="M17420 2360l-455 455" svg:viewBox="0 0 456 456">
          <text:p/>
        </draw:connector>
        <draw:connector draw:style-name="gr2" draw:text-style-name="P2" draw:layer="layout" draw:type="line" svg:x1="15.515cm" svg:y1="1.725cm" svg:x2="15.06cm" svg:y2="2.18cm" draw:start-shape="id140" draw:start-glue-point="7" draw:end-shape="id141" draw:end-glue-point="11" svg:d="M15515 1725l-455 455" svg:viewBox="0 0 456 456">
          <text:p/>
        </draw:connector>
        <draw:connector draw:style-name="gr2" draw:text-style-name="P2" draw:layer="layout" draw:type="line" svg:x1="14.88cm" svg:y1="2.36cm" svg:x2="14.425cm" svg:y2="2.815cm" draw:start-shape="id141" draw:start-glue-point="7" draw:end-shape="id142" draw:end-glue-point="11" svg:d="M14880 2360l-455 455" svg:viewBox="0 0 456 456">
          <text:p/>
        </draw:connector>
        <draw:connector draw:style-name="gr2" draw:text-style-name="P2" draw:layer="layout" draw:type="line" svg:x1="14.245cm" svg:y1="2.995cm" svg:x2="13.79cm" svg:y2="3.45cm" draw:start-shape="id142" draw:start-glue-point="7" draw:end-shape="id130" draw:end-glue-point="11" svg:d="M14245 2995l-455 455" svg:viewBox="0 0 456 456">
          <text:p/>
        </draw:connector>
        <draw:connector draw:style-name="gr2" draw:text-style-name="P2" draw:layer="layout" draw:type="line" svg:x1="12.52cm" svg:y1="3.45cm" svg:x2="12.975cm" svg:y2="2.995cm" draw:start-shape="id86" draw:start-glue-point="11" draw:end-shape="id143" draw:end-glue-point="7" svg:d="M12520 3450l455-455" svg:viewBox="0 0 456 456">
          <text:p/>
        </draw:connector>
        <draw:connector draw:style-name="gr2" draw:text-style-name="P2" draw:layer="layout" draw:type="line" svg:x1="13.155cm" svg:y1="2.815cm" svg:x2="13.61cm" svg:y2="2.36cm" draw:start-shape="id143" draw:start-glue-point="11" draw:end-shape="id144" draw:end-glue-point="7" svg:d="M13155 2815l455-455" svg:viewBox="0 0 456 456">
          <text:p/>
        </draw:connector>
        <draw:connector draw:style-name="gr2" draw:text-style-name="P2" draw:layer="layout" draw:type="line" svg:x1="13.79cm" svg:y1="2.18cm" svg:x2="14.227cm" svg:y2="1.78cm" draw:start-shape="id144" draw:start-glue-point="11" svg:d="M13790 2180l437-400" svg:viewBox="0 0 438 401">
          <text:p/>
        </draw:connector>
        <draw:connector draw:style-name="gr2" draw:text-style-name="P2" draw:layer="layout" draw:type="line" svg:x1="12.975cm" svg:y1="1.725cm" svg:x2="12.52cm" svg:y2="2.18cm" draw:start-shape="id145" draw:start-glue-point="7" draw:end-shape="id146" draw:end-glue-point="11" svg:d="M12975 1725l-455 455" svg:viewBox="0 0 456 456">
          <text:p/>
        </draw:connector>
        <draw:connector draw:style-name="gr2" draw:text-style-name="P2" draw:layer="layout" draw:type="line" svg:x1="12.34cm" svg:y1="2.36cm" svg:x2="11.885cm" svg:y2="2.815cm" draw:start-shape="id146" draw:start-glue-point="7" draw:end-shape="id81" draw:end-glue-point="11" svg:d="M12340 2360l-455 455" svg:viewBox="0 0 456 456">
          <text:p/>
        </draw:connector>
        <draw:connector draw:style-name="gr2" draw:text-style-name="P2" draw:layer="layout" draw:type="line" svg:x1="10.615cm" svg:y1="2.815cm" svg:x2="11.07cm" svg:y2="2.36cm" draw:start-shape="id76" draw:start-glue-point="11" draw:end-shape="id147" draw:end-glue-point="7" svg:d="M10615 2815l455-455" svg:viewBox="0 0 456 456">
          <text:p/>
        </draw:connector>
        <draw:connector draw:style-name="gr2" draw:text-style-name="P2" draw:layer="layout" draw:type="line" svg:x1="11.25cm" svg:y1="2.18cm" svg:x2="11.705cm" svg:y2="1.725cm" draw:start-shape="id147" draw:start-glue-point="11" draw:end-shape="id148" draw:end-glue-point="7" svg:d="M11250 2180l455-455" svg:viewBox="0 0 456 456">
          <text:p/>
        </draw:connector>
        <draw:connector draw:style-name="gr2" draw:text-style-name="P2" draw:layer="layout" draw:type="line" svg:x1="10.435cm" svg:y1="1.725cm" svg:x2="9.98cm" svg:y2="2.18cm" draw:start-shape="id149" draw:start-glue-point="7" draw:end-shape="id150" draw:end-glue-point="11" svg:d="M10435 1725l-455 455" svg:viewBox="0 0 456 456">
          <text:p/>
        </draw:connector>
        <draw:connector draw:style-name="gr2" draw:text-style-name="P2" draw:layer="layout" draw:type="line" svg:x1="8.075cm" svg:y1="2.815cm" svg:x2="8.53cm" svg:y2="2.36cm" draw:start-shape="id71" draw:start-glue-point="11" draw:end-shape="id151" draw:end-glue-point="7" svg:d="M8075 2815l455-455" svg:viewBox="0 0 456 456">
          <text:p/>
        </draw:connector>
        <draw:connector draw:style-name="gr2" draw:text-style-name="P2" draw:layer="layout" draw:type="line" svg:x1="8.71cm" svg:y1="2.18cm" svg:x2="9.165cm" svg:y2="1.725cm" draw:start-shape="id151" draw:start-glue-point="11" draw:end-shape="id152" draw:end-glue-point="7" svg:d="M8710 2180l455-455" svg:viewBox="0 0 456 456">
          <text:p/>
        </draw:connector>
        <draw:connector draw:style-name="gr2" draw:text-style-name="P2" draw:layer="layout" draw:type="line" svg:x1="9.345cm" svg:y1="2.815cm" svg:x2="9.8cm" svg:y2="2.36cm" draw:start-shape="id68" draw:start-glue-point="11" draw:end-shape="id150" draw:end-glue-point="7" svg:d="M9345 2815l455-455" svg:viewBox="0 0 456 45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0T19:14:34.518361852</meta:creation-date>
    <meta:generator>LibreOffice/6.3.5.2$Linux_X86_64 LibreOffice_project/30$Build-2</meta:generator>
    <dc:date>2020-04-10T20:50:03.709013470</dc:date>
    <meta:editing-duration>PT11M7S</meta:editing-duration>
    <meta:editing-cycles>2</meta:editing-cycles>
    <meta:document-statistic meta:object-count="292"/>
  </office:meta>
</office:document-meta>
</file>